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c6ba7" officeooo:paragraph-rsid="002c6ba7" style:font-weight-asian="bold" style:font-weight-complex="bold"/>
    </style:style>
    <style:style style:name="P2" style:family="paragraph" style:parent-style-name="Standard">
      <style:text-properties officeooo:rsid="0019b232" officeooo:paragraph-rsid="0019b232"/>
    </style:style>
    <style:style style:name="P3" style:family="paragraph" style:parent-style-name="Standard">
      <style:text-properties officeooo:rsid="0019b232" officeooo:paragraph-rsid="0025253e"/>
    </style:style>
    <style:style style:name="P4" style:family="paragraph" style:parent-style-name="Standard">
      <style:text-properties officeooo:rsid="001ca61a" officeooo:paragraph-rsid="001ca61a"/>
    </style:style>
    <style:style style:name="P5" style:family="paragraph" style:parent-style-name="Standard">
      <style:text-properties fo:font-weight="bold" officeooo:rsid="001ca61a" officeooo:paragraph-rsid="001ca61a" style:font-weight-asian="bold" style:font-weight-complex="bold"/>
    </style:style>
    <style:style style:name="P6" style:family="paragraph" style:parent-style-name="Standard">
      <style:text-properties officeooo:rsid="002d586f" officeooo:paragraph-rsid="002d586f"/>
    </style:style>
    <style:style style:name="P7" style:family="paragraph" style:parent-style-name="Standard">
      <style:text-properties officeooo:rsid="0019b232" officeooo:paragraph-rsid="001e3acf"/>
    </style:style>
    <style:style style:name="P8" style:family="paragraph" style:parent-style-name="Standard">
      <style:text-properties officeooo:rsid="001e3acf" officeooo:paragraph-rsid="001e3acf"/>
    </style:style>
    <style:style style:name="P9" style:family="paragraph" style:parent-style-name="Standard">
      <style:text-properties officeooo:rsid="002ec9d3" officeooo:paragraph-rsid="002ec9d3"/>
    </style:style>
    <style:style style:name="P10" style:family="paragraph" style:parent-style-name="Standard">
      <style:paragraph-properties fo:break-before="page"/>
      <style:text-properties fo:font-weight="bold" officeooo:rsid="002c6ba7" officeooo:paragraph-rsid="002c6ba7" style:font-weight-asian="bold" style:font-weight-complex="bold"/>
    </style:style>
    <style:style style:name="P11" style:family="paragraph" style:parent-style-name="Standard" style:list-style-name="L1">
      <style:text-properties officeooo:paragraph-rsid="002c6ba7"/>
    </style:style>
    <style:style style:name="P12" style:family="paragraph" style:parent-style-name="Standard" style:list-style-name="L1">
      <style:text-properties officeooo:rsid="002c6ba7" officeooo:paragraph-rsid="002c6ba7"/>
    </style:style>
    <style:style style:name="P13" style:family="paragraph" style:parent-style-name="Standard" style:list-style-name="L1">
      <style:text-properties officeooo:rsid="002d586f" officeooo:paragraph-rsid="002d586f"/>
    </style:style>
    <style:style style:name="P14" style:family="paragraph" style:parent-style-name="Standard" style:list-style-name="L1">
      <style:text-properties officeooo:rsid="002ec9d3" officeooo:paragraph-rsid="002ec9d3"/>
    </style:style>
    <style:style style:name="P15" style:family="paragraph" style:parent-style-name="Standard" style:list-style-name="L1">
      <style:text-properties officeooo:rsid="002d586f" officeooo:paragraph-rsid="002ec9d3"/>
    </style:style>
    <style:style style:name="P16" style:family="paragraph" style:parent-style-name="Standard" style:list-style-name="L1">
      <style:text-properties officeooo:rsid="0030782f" officeooo:paragraph-rsid="0030782f"/>
    </style:style>
    <style:style style:name="T1" style:family="text">
      <style:text-properties officeooo:rsid="002d586f"/>
    </style:style>
    <style:style style:name="T2" style:family="text">
      <style:text-properties officeooo:rsid="00313206"/>
    </style:style>
    <style:style style:name="T3" style:family="text">
      <style:text-properties officeooo:rsid="002846ae"/>
    </style:style>
    <style:style style:name="T4" style:family="text">
      <style:text-properties officeooo:rsid="001b2e68"/>
    </style:style>
    <style:style style:name="T5" style:family="text">
      <style:text-properties officeooo:rsid="0025c538"/>
    </style:style>
    <style:style style:name="T6" style:family="text">
      <style:text-properties officeooo:rsid="001c3da9"/>
    </style:style>
    <style:style style:name="T7" style:family="text">
      <style:text-properties officeooo:rsid="00269504"/>
    </style:style>
    <style:style style:name="T8" style:family="text">
      <style:text-properties officeooo:rsid="0025253e"/>
    </style:style>
    <style:style style:name="T9" style:family="text">
      <style:text-properties officeooo:rsid="002c6ba7"/>
    </style:style>
    <style:style style:name="T10" style:family="text">
      <style:text-properties officeooo:rsid="00215812"/>
    </style:style>
    <style:style style:name="T11" style:family="text">
      <style:text-properties officeooo:rsid="001e3acf"/>
    </style:style>
    <style:style style:name="T12" style:family="text">
      <style:text-properties officeooo:rsid="002ec9d3"/>
    </style:style>
    <style:style style:name="T13" style:family="text">
      <style:text-properties officeooo:rsid="003078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Requests</text:p>
      <text:p text:style-name="P2">List Client Command <text:span text:style-name="T1">(ListRequest)</text:span></text:p>
      <text:p text:style-name="P2">&lt;Command ID: 0x00&gt;</text:p>
      <text:p text:style-name="P2"/>
      <text:p text:style-name="P2">Delete Client Command <text:span text:style-name="T2">(DeleteRequest)</text:span></text:p>
      <text:p text:style-name="P2">&lt;Command ID: 0x01&gt;</text:p>
      <text:p text:style-name="P2">&lt;Filename Length: 1 byte&gt; <text:span text:style-name="T3">(Supports filenames up to 127 characters.)</text:span></text:p>
      <text:p text:style-name="P2">&lt;Filename: ASCII, X bytes&gt;</text:p>
      <text:p text:style-name="P2"/>
      <text:p text:style-name="P2">Rename Client Command <text:span text:style-name="T2">(RenameRequest)</text:span></text:p>
      <text:p text:style-name="P2">&lt;Command ID: 0x02&gt;</text:p>
      <text:p text:style-name="P2">&lt;Original Filename Length: 1 byte&gt;</text:p>
      <text:p text:style-name="P2">&lt;Original Filename: ASCII, X bytes&gt;</text:p>
      <text:p text:style-name="P2">&lt;New Filename Length: 1 byte&gt;</text:p>
      <text:p text:style-name="P2">&lt;New Filename: ASCII, X bytes&gt;</text:p>
      <text:p text:style-name="P2"/>
      <text:p text:style-name="P2">Download Client Command <text:span text:style-name="T2">(DownloadRequest)</text:span></text:p>
      <text:p text:style-name="P2">&lt;Command ID: 0x03&gt;</text:p>
      <text:p text:style-name="P2">&lt;Filename Length: 1 byte&gt;</text:p>
      <text:p text:style-name="P2">&lt;Filename: ASCII, X bytes&gt;</text:p>
      <text:p text:style-name="P2"/>
      <text:p text:style-name="P2">Upload Client Command <text:span text:style-name="T2">(UploadRequest)</text:span></text:p>
      <text:p text:style-name="P2">&lt;Command ID: 0x04&gt;</text:p>
      <text:p text:style-name="P2">&lt;Filename Length: 1 byte&gt;</text:p>
      <text:p text:style-name="P2">&lt;Filename: ASCII, X bytes&gt;</text:p>
      <text:p text:style-name="P3">&lt;<text:span text:style-name="T4">Data length: </text:span><text:span text:style-name="T5">64</text:span><text:span text:style-name="T4">-bit signed int </text:span><text:span text:style-name="T5">(long)</text:span><text:span text:style-name="T4">: </text:span><text:span text:style-name="T5">8</text:span><text:span text:style-name="T4"> bytes&gt; </text:span><text:span text:style-name="T6">(Supports up to </text:span><text:span text:style-name="T5">8E</text:span><text:span text:style-name="T7">i</text:span><text:span text:style-name="T5">B</text:span><text:span text:style-name="T6"> files </text:span><text:span text:style-name="T5">[Obviously the server would not support this]</text:span><text:span text:style-name="T6">)</text:span></text:p>
      <text:p text:style-name="P3"><text:tab/><text:span text:style-name="T8">(Moved this to the initial request to enable the server to reject files that it decided are too large.)</text:span></text:p>
      <text:p text:style-name="P2"><text:s/>[Await Server Response 1] <text:span text:style-name="T2">(ErrorCodeReply)</text:span></text:p>
      <text:p text:style-name="P2">&lt;<text:span text:style-name="T4">Data: X bytes&gt; </text:span><text:span text:style-name="T2">(FileMessage)</text:span></text:p>
      <text:p text:style-name="P2"/>
      <text:p text:style-name="P4"><text:soft-page-break/></text:p>
      <text:p text:style-name="P5">Server Repl<text:span text:style-name="T9">ies</text:span></text:p>
      <text:p text:style-name="P6">List (ListReply):</text:p>
      <text:p text:style-name="P4">&lt;Number of filenames: 1 byte&gt;</text:p>
      <text:p text:style-name="P4">&lt;Filename 0 length: 1 byte&gt;</text:p>
      <text:p text:style-name="P4">&lt;Filename 0: ASCII X bytes&gt;</text:p>
      <text:p text:style-name="P4">&lt;Filename 1 length: 1 byte&gt;</text:p>
      <text:p text:style-name="P4">&lt;Filename 1: ASCII X bytes&gt;</text:p>
      <text:p text:style-name="P4">&lt;Filename N length: 1 byte&gt;</text:p>
      <text:p text:style-name="P4">&lt;Filename N: ASCII X bytes&gt;</text:p>
      <text:p text:style-name="P4"/>
      <text:p text:style-name="P4">Delete <text:span text:style-name="T1">(ErrorCodeReply)</text:span>:</text:p>
      <text:p text:style-name="P4">&lt;Error code: ERRCODE 1 byte&gt;</text:p>
      <text:p text:style-name="P4"/>
      <text:p text:style-name="P4">Rename <text:span text:style-name="T2">(ErrorCodeReply)</text:span>:</text:p>
      <text:p text:style-name="P4">&lt;<text:span text:style-name="T10">E</text:span>rror code: ERRCODE 1 byte&gt;</text:p>
      <text:p text:style-name="P4"/>
      <text:p text:style-name="P4">Download <text:span text:style-name="T2">(ErrorCodeReply + FileMessage when SUCCESS)</text:span>:</text:p>
      <text:p text:style-name="P4">&lt;<text:span text:style-name="T11">Error code: ERRCODE 1 byte&gt;</text:span></text:p>
      <text:p text:style-name="P7">&lt;<text:span text:style-name="T11">Data: X Bytes&gt;</text:span></text:p>
      <text:p text:style-name="P7"/>
      <text:p text:style-name="P8">Upload (First and second response) <text:span text:style-name="T2">(ErrorCodeReply)</text:span>:</text:p>
      <text:p text:style-name="P8">&lt;Error code: ERRCODE 1 byte&gt;</text:p>
      <text:p text:style-name="P4"/>
      <text:p text:style-name="P4">ERRCODE can be:</text:p>
      <text:p text:style-name="P4">0x00: Success</text:p>
      <text:p text:style-name="P4">0x01: File <text:span text:style-name="T12">not found</text:span></text:p>
      <text:p text:style-name="P4">0x02: Permission Denied</text:p>
      <text:p text:style-name="P9">0x03: File too <text:span text:style-name="T13">large</text:span></text:p>
      <text:p text:style-name="P4"/>
      <text:p text:style-name="P8"/>
      <text:p text:style-name="P8"><text:soft-page-break/></text:p>
      <text:p text:style-name="P8"/>
      <text:p text:style-name="P8"/>
      <text:p text:style-name="P8">Command Formats:</text:p>
      <text:p text:style-name="P8">list</text:p>
      <text:p text:style-name="P8">delete &lt;filename&gt;</text:p>
      <text:p text:style-name="P8">rename &lt;filename&gt; &lt;new_filename&gt;</text:p>
      <text:p text:style-name="P8">download &lt;filename&gt;</text:p>
      <text:p text:style-name="P8">upload &lt;filename&gt;</text:p>
      <text:p text:style-name="P8"/>
      <text:p text:style-name="P8"/>
      <text:p text:style-name="P8"/>
      <text:p text:style-name="P10">Flow for each command</text:p>
      <text:list text:style-name="L1">
        <text:list-item>
          <text:p text:style-name="P11"><text:span text:style-name="T9">Client types a command</text:span></text:p>
          <text:list>
            <text:list-item>
              <text:p text:style-name="P12">Command is in the set {“list”, “delete”, “rename”, “upload”, “download”}</text:p>
              <text:list>
                <text:list-item>
                  <text:p text:style-name="P12">Client calls function named after command, providing an array of String arguments delimited by a space.</text:p>
                  <text:list>
                    <text:list-item>
                      <text:p text:style-name="P13">If function is called successfully</text:p>
                      <text:list>
                        <text:list-item>
                          <text:p text:style-name="P13">Wait for next command</text:p>
                        </text:list-item>
                      </text:list>
                    </text:list-item>
                    <text:list-item>
                      <text:p text:style-name="P13">If function throws exception (should just be for incorrect number of arguments)</text:p>
                      <text:list>
                        <text:list-item>
                          <text:p text:style-name="P13">Client prints usage message for comma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Command is not in the above set</text:p>
              <text:list>
                <text:list-item>
                  <text:p text:style-name="P12">Client informs user that command is invalid</text:p>
                </text:list-item>
              </text:list>
            </text:list-item>
          </text:list>
        </text:list-item>
        <text:list-item>
          <text:p text:style-name="P13">List Command</text:p>
          <text:list>
            <text:list-item>
              <text:p text:style-name="P13">Client sends ListRequest</text:p>
            </text:list-item>
            <text:list-item>
              <text:p text:style-name="P13">Server receives ListRequest</text:p>
            </text:list-item>
            <text:list-item>
              <text:p text:style-name="P13">Server reads filenames in server_files</text:p>
            </text:list-item>
            <text:list-item>
              <text:p text:style-name="P13">Server creates and sends ListReply with this information</text:p>
            </text:list-item>
            <text:list-item>
              <text:p text:style-name="P13">Client reads filenames from ListReply, prints them out to the user</text:p>
            </text:list-item>
          </text:list>
        </text:list-item>
        <text:list-item>
          <text:p text:style-name="P13">Delete Command</text:p>
          <text:list>
            <text:list-item>
              <text:p text:style-name="P13">Client sends DeleteRequest</text:p>
            </text:list-item>
            <text:list-item>
              <text:p text:style-name="P13">Server receives DeleteRequest</text:p>
            </text:list-item>
            <text:list-item>
              <text:p text:style-name="P13">Server resolves filename in relation to parent server_files</text:p>
            </text:list-item>
            <text:list-item>
              <text:p text:style-name="P13">Server checks if filepath is still in server_files</text:p>
              <text:list>
                <text:list-item>
                  <text:p text:style-name="P13">If it is, continue</text:p>
                </text:list-item>
                <text:list-item>
                  <text:p text:style-name="P13">If it isn’t, send ErrorCodeReply with error code PERMISSION_DENIED, return</text:p>
                </text:list-item>
              </text:list>
            </text:list-item>
            <text:list-item>
              <text:p text:style-name="P13">Server tries to delete filepath</text:p>
              <text:list>
                <text:list-item>
                  <text:p text:style-name="P13">If it succeeds</text:p>
                  <text:list>
                    <text:list-item>
                      <text:p text:style-name="P13">Send ErrorCodeReply with error code SUCCESS</text:p>
                    </text:list-item>
                  </text:list>
                </text:list-item>
                <text:list-item>
                  <text:p text:style-name="P13">If it fails due to FileNotFound</text:p>
                  <text:list>
                    <text:list-item>
                      <text:p text:style-name="P13">Send ErrorCodeReply with error code FILE_NOT_FOUND</text:p>
                    </text:list-item>
                  </text:list>
                </text:list-item>
                <text:list-item>
                  <text:p text:style-name="P13">If it fails due to other IOException</text:p>
                  <text:list>
                    <text:list-item>
                      <text:p text:style-name="P13">Send ErrorCodeReply with error code PERMISSION_DENIED</text:p>
                    </text:list-item>
                  </text:list>
                </text:list-item>
              </text:list>
            </text:list-item>
            <text:list-item>
              <text:p text:style-name="P14"><text:soft-page-break/>Client relays this error code to the user</text:p>
            </text:list-item>
          </text:list>
        </text:list-item>
        <text:list-item>
          <text:p text:style-name="P13">Rename Command</text:p>
          <text:list>
            <text:list-item>
              <text:p text:style-name="P13">Client sends RenameRequest</text:p>
            </text:list-item>
            <text:list-item>
              <text:p text:style-name="P13">Server resolves oldFilename and newFilename in relation to parent server_files</text:p>
            </text:list-item>
            <text:list-item>
              <text:p text:style-name="P13">Server checks if both filepaths are still in server_files</text:p>
              <text:list>
                <text:list-item>
                  <text:p text:style-name="P13">If they are, continue</text:p>
                </text:list-item>
                <text:list-item>
                  <text:p text:style-name="P13">If they aren’t, send ErrorCodeReply with error code PERMISSION_DENIED, return</text:p>
                </text:list-item>
              </text:list>
            </text:list-item>
            <text:list-item>
              <text:p text:style-name="P14">Server tries to rename oldFilepath to newFilepath</text:p>
              <text:list>
                <text:list-item>
                  <text:p text:style-name="P14">If it succeeds, send ErrorCodeReply with error code SUCCESS, return</text:p>
                </text:list-item>
                <text:list-item>
                  <text:p text:style-name="P14">If it fails because oldFilename cannot be found, send ErrorCodeReply with error code FILE_NOT_FOUND</text:p>
                </text:list-item>
                <text:list-item>
                  <text:p text:style-name="P14">if it fails for any other IOException, send ErrorCodeReply with error code PERMISSION_DENIED</text:p>
                </text:list-item>
              </text:list>
            </text:list-item>
            <text:list-item>
              <text:p text:style-name="P14">Client relays error code to the user</text:p>
            </text:list-item>
          </text:list>
        </text:list-item>
        <text:list-item>
          <text:p text:style-name="P14">Download</text:p>
          <text:list>
            <text:list-item>
              <text:p text:style-name="P14">Client sends DownloadRequest</text:p>
            </text:list-item>
            <text:list-item>
              <text:p text:style-name="P14">Server resolves filename in relation to parent server_files</text:p>
            </text:list-item>
            <text:list-item>
              <text:p text:style-name="P15">Server checks if filepath <text:span text:style-name="T12">is</text:span> still in server_files</text:p>
              <text:list>
                <text:list-item>
                  <text:p text:style-name="P15">If <text:span text:style-name="T12">it</text:span> <text:span text:style-name="T12">is</text:span>, continue</text:p>
                </text:list-item>
                <text:list-item>
                  <text:p text:style-name="P15">If <text:span text:style-name="T12">it isn’t</text:span>, send ErrorCodeReply with error code PERMISSION_DENIED, return</text:p>
                </text:list-item>
              </text:list>
            </text:list-item>
            <text:list-item>
              <text:p text:style-name="P14">Server tries to open the file</text:p>
              <text:list>
                <text:list-item>
                  <text:p text:style-name="P14">If it succeeds, send ErrorCodeReply with error code SUCCESS, send file using FileMessage</text:p>
                </text:list-item>
                <text:list-item>
                  <text:p text:style-name="P14">If it fails because filename cannot be found, send ErrorCodeReply with error code FILE_NOT_FOUND</text:p>
                </text:list-item>
                <text:list-item>
                  <text:p text:style-name="P14">if it fails for any other IOException, send ErrorCodeReply with error code PERMISSION_DENIED</text:p>
                </text:list-item>
              </text:list>
            </text:list-item>
            <text:list-item>
              <text:p text:style-name="P14">Client relays error code to the user</text:p>
            </text:list-item>
            <text:list-item>
              <text:p text:style-name="P14">Client (if code is SUCCESS) downloads file using FileMessage</text:p>
            </text:list-item>
          </text:list>
        </text:list-item>
        <text:list-item>
          <text:p text:style-name="P14">Upload</text:p>
          <text:list>
            <text:list-item>
              <text:p text:style-name="P14">Client sends UploadRequest</text:p>
            </text:list-item>
            <text:list-item>
              <text:p text:style-name="P14"><text:soft-page-break/>Server checks if fileSize exceeds MAX_FILE_SIZE (set to 1GiB currently)</text:p>
              <text:list>
                <text:list-item>
                  <text:p text:style-name="P14">If it does</text:p>
                  <text:list>
                    <text:list-item>
                      <text:p text:style-name="P14">Server sends ErrorCodeReply with code FILE_TOO_LARGE, <text:span text:style-name="T13">returns</text:span></text:p>
                    </text:list-item>
                  </text:list>
                </text:list-item>
                <text:list-item>
                  <text:p text:style-name="P16">If it doesn’t</text:p>
                  <text:list>
                    <text:list-item>
                      <text:p text:style-name="P16">Server sends ErrorCodeReply with code SUCCESS, returns</text:p>
                    </text:list-item>
                  </text:list>
                </text:list-item>
              </text:list>
            </text:list-item>
            <text:list-item>
              <text:p text:style-name="P16">If client doesn’t receive SUCCESS</text:p>
              <text:list>
                <text:list-item>
                  <text:p text:style-name="P16">Relay the error to the user and return</text:p>
                </text:list-item>
              </text:list>
            </text:list-item>
            <text:list-item>
              <text:p text:style-name="P16">Send the file contents using FileMessage</text:p>
            </text:list-item>
            <text:list-item>
              <text:p text:style-name="P16">Server gets filepath in relation to server_files, using only the name of the file (ignoring “..” for example)</text:p>
            </text:list-item>
            <text:list-item>
              <text:p text:style-name="P16">Server writes contents to filepath using FileMessage from client</text:p>
              <text:list>
                <text:list-item>
                  <text:p text:style-name="P16">If server fails to write file for some reason (maybe it runs out of storage)</text:p>
                  <text:list>
                    <text:list-item>
                      <text:p text:style-name="P16">Server sends FILE_NOT_FOUND (Not the most descriptive but its a rare case and outside the scope of this project)</text:p>
                    </text:list-item>
                  </text:list>
                </text:list-item>
                <text:list-item>
                  <text:p text:style-name="P16">If server successfully writes file</text:p>
                  <text:list>
                    <text:list-item>
                      <text:p text:style-name="P16">Server sends SUCCESS</text:p>
                    </text:list-item>
                  </text:list>
                </text:list-item>
              </text:list>
            </text:list-item>
            <text:list-item>
              <text:p text:style-name="P16">Client relays error code to the user</text:p>
              <text:p text:style-name="P16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17:12.635081878</meta:creation-date>
    <dc:date>2024-09-27T03:11:24.188424869</dc:date>
    <meta:editing-duration>PT2H48M41S</meta:editing-duration>
    <meta:editing-cycles>15</meta:editing-cycles>
    <meta:generator>LibreOffice/24.8.1.2$Linux_X86_64 LibreOffice_project/480$Build-2</meta:generator>
    <meta:document-statistic meta:table-count="0" meta:image-count="0" meta:object-count="0" meta:page-count="6" meta:paragraph-count="126" meta:word-count="818" meta:character-count="4995" meta:non-whitespace-character-count="4371"/>
  </office:meta>
</office:document-meta>
</file>